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32pt" fo:font-weight="bold" officeooo:rsid="000d6956" officeooo:paragraph-rsid="000d6956"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c9211e" fo:font-size="32pt" fo:font-weight="bold" style:font-size-asian="32pt" style:font-weight-asian="bold" style:font-size-complex="32pt" style:font-weight-complex="bold"/>
    </style:style>
    <style:style style:name="P3" style:family="paragraph" style:parent-style-name="Text_20_body" style:list-style-name="L1"/>
    <style:style style:name="T1" style:family="text">
      <style:text-properties officeooo:rsid="000f3a5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web Google</text:p>
      <text:p text:style-name="P2"/>
      <text:p text:style-name="Standard"/>
      <text:p text:style-name="Standard">Las páginas web son documentos que hacen uso del hipertexto y la hipermedia. Algo esencial de las páginas web son los enlaces o hipervínculos. Un enlace se define mediante una URL. ¿Cómo se escribe una URL y qué partes tiene? No te preocupes, también te lo vamos a explicar en este módulo.</text:p>
      <text:p text:style-name="Standard"/>
      <text:p text:style-name="Standard"><text:span text:style-name="T1">W</text:span>eb es una forma de transmisión de datos.</text:p>
      <text:p text:style-name="Standard">¿Qué es Internet?, ¿qué es la web? Internet, también conocida como la red de redes o simplemente la red es un conjunto descentralizado de redes de comunicación interconectadas. Internet permite que redes de diferentes tipos, lo que se llama redes físicas heterogéneas, puedan conectarse entre sí. </text:p>
      <text:p text:style-name="Standard"/>
      <text:p text:style-name="Text_20_body">Eso permite que un usuario se pueda conectar a Internet a través de una red cualquiera de comunicación, como, por ejemplo, una red de telefonía por cable, una red de telefonía celular, una red de radio o una red de comunicación satelital. Todo ello es posible porque lo importante en Internet, no es la forma de conexión física, lo importante, es que la red permita una comunicación mediante el protocolo TCP/IP. </text:p>
      <text:p text:style-name="Text_20_body">Para que lo entiendas fácilmente, un protocolo, en este caso TCP/IP, es el idioma o lenguaje que emplean dos sistemas. En este caso, dos ordenadores, para hablar entre sí, igual que ocurre con las personas: para que dos sistemas se puedan entender, es necesario que hablen el mismo idioma, aunque a veces, al igual que con las personas, se puede hacer uso de un traductor para que dos sistemas se entiendan entre sí.</text:p>
      <text:p text:style-name="Text_20_body">El nacimiento de Internet, se sitúa en el año 1969. Sí, el mismo año que el hombre llegó a la luna y, al igual que hay gente que duda de que el hombre realmente llegase a la luna, hay dudas sobre quién inventó realmente Internet. Así, el 22 de julio de 2012 se publicó en el periódico The Wall Street Journal, el artículo: “Who really invented the Internet?" En este artículo, el autor afirma que Internet no fue creado por el gobierno federal de los Estados Unidos, sino por la compañía Xerox. La compañía que inventó en el año 1959 la primera fotocopiadora que tuvo éxito comercial.</text:p>
      <text:p text:style-name="Text_20_body">Para realizar tal afirmación, el autor no tiene problemas en confundir Ethernet, un tipo de red local, con Internet y acaba afirmando categóricamente que Internet fue creado por Xerox. Sin embargo, al día siguiente de la publicación de este artículo Michael A. Hiltzik, autor del libro “Dealers of lightning”, del año 1999, en el que cuenta la historia de Xerox parc, el laboratorio en el que se inventaron cosas tan cotidianas hoy en día, como el ratón o el interfaz gráfico de ventana pero, ninguno de los dos, ni Steve Jobs ni Bill Gates lo inventaron, simplemente lo copiaron y mejoraron.</text:p>
      <text:p text:style-name="Text_20_body">Bien, como decía al día siguiente Michael Hill Psych escribió el artículo, “So, who really did invent the Internet?", en el que corregía algunas de las afirmaciones erróneas que se había vertido en el artículo de The Wall Street Journal. En el artículo se corrigen algunas imprecisiones como que Tim Berners-Lee inventó los hiperenlaces. Esto lo veremos con detalle en el próximo vídeo sobre historia de la web. Tim Berners-Lee no inventó los hiperenlaces, pero sí que los aplicó con mucho éxito a su invento, la web. También se corrige la afirmación errónea de que ARPANet no fue el origen del actual Internet. Como veremos a continuación, ARPANet sí que fue el origen de Internet.</text:p>
      <text:p text:style-name="Text_20_body"><text:soft-page-break/>¿Cuándo, cómo, por qué, para qué, dónde y quién inventó Internet?</text:p>
      <text:p text:style-name="Standard">El proyecto ARPANet, no tenía unos fines militares sino facilitar la comunicación entre los científicos y compartir el conocimiento que generaban.</text:p>
      <text:p text:style-name="Standard"/>
      <text:p text:style-name="Text_20_body">En diciembre de 1966, ARPA, la agencia de proyectos de investigación avanzados del departamento de defensa de Estados Unidos, inicia el programa de comunicaciones y el diseño de ARPANet bajo las órdenes de Lawrence Roberts, jefe científico de ARPA. En los siguientes años se continuó con el diseño de ARPANet. Y por fin, llegamos al 29 de octubre de 1969. A las 22:30 horas, se realizó la primera transmisión entre dos nodos de la red ARPANet, entre la Universidad de California Los Ángeles, UCLA y el Stanford Research Institute, SRI.</text:p>
      <text:p text:style-name="Text_20_body">Cada nodo disponía de su propio IMP, imp. ¿Que era el IMP? El Interface Message Processor, IMP, era un ordenador modificado que estaba encargado de gestionar la comunicación entre los ordenadores de la red.</text:p>
      <text:p text:style-name="Text_20_body">El lMP es el equivalente a los actuales Routers. Leonard Kleinrock estuvo presente en la primera comunicación a través de ARPANet, la red precursora de la actual Internet. En esta fotografía actual le podemos ver manipulando el primer Interface Message Processor. Si quieres saber algo más sobre el IMP, sobre su hardware y software, te recomiendo la página web que tiene dedicada a su desarrollo la empresa BBN, que estuvo encargada de su construcción.</text:p>
      <text:p text:style-name="Text_20_body">A finales de diciembre de 1969, también se conectaron a ARPANet, la Universidad de California en Santa Bárbara y la Universidad de Utah, lo que suele conocerse como el primer ARPANet. </text:p>
      <text:p text:style-name="Text_20_body">En los siguientes años, ARPANet siguió creciendo y creciendo lentamente y se fue extendiendo por todos los Estados Unidos. En el año 1973, un enlace por satélite conectó Norsar, la red de detección de terremotos noruega a Internet, por lo que Noruega fue el primer país que se conectó a ARPANet. Casi al mismo tiempo se estableció otra conexión, esta vez terrestre con Londres. Y en el año 1974, Vinton O Vint Cerf, otro de los padres de Internet, publicó junto con Robert Kahn, el artículo, "A Protocol for Packet Network Intercommunication", en el que se propone el protocolo TCP, que es el protocolo que gobiernan las comunicaciones en Internet en la actualidad y que permite la interconexión de redes heterogéneas, es decir, redes con diferentes protocolos y formas de funcionar. En este artículo se definen conceptos que seguramente te sonarán, como TCP, Gateway o Port.</text:p>
      <text:p text:style-name="Text_20_body">Tim Berners-Lee desarrolló las tres tecnologías fundamentales de la web: HTML, Hypertext Markup Language, el lenguaje de marcado o etiquetado que se emplea para crear para escribir los documentos o páginas web. URL, Uniform Resource Locator, el localizador de recursos uniforme, el sistema de localización o direccionamiento de los documentos web. Y HTTP, Hypertext Transfer Protocol, el protocolo o lenguaje con el que se comunican el navegador y el servidor web y que se emplea para transmitir los documentos web por Internet.</text:p>
      <text:p text:style-name="Text_20_body">De estas tres tecnologías, la que más nos interesa y que vamos a estudiar con detalle en este curso es HTML, no obstante, también necesitas poseer unas nociones mínimas de URL y HTTP, así que si no sabes qué es URL y HTTP</text:p>
      <text:p text:style-name="Text_20_body">Antes de continuar, me gustaría dejar bien claro que Internet y la web son dos cosas distintas. Internet es la conexión de múltiples redes de ordenadores, sobre esas redes de ordenadores se ejecutan múltiples servicios, como el correo electrónico, la transmisión de ficheros o el chat. La <text:soft-page-break/>web es un servicio más, el más popular. Sin embargo, no todo el mundo lo tiene muy claro y es muy normal que a Tim Berners-Lee le llamen el inventor o el creador de Internet, como en el caso de un canal de televisión de los Estados Unidos llamado PBS. Pero también ocurre al revés y por ejemplo a Vint Cerf, que sí que es uno de los padres de Internet a veces ha sido confundido como el padre de la web, como podemos ver en esta entrevista que le realizaron en la emisora Radio Nacional de España. Para estos periodistas Vinton Cerf unas veces era el padre de Internet y otras el padre de la web.</text:p>
      <text:p text:style-name="Text_20_body">Volviendo a la historia de la web, noviembre de 1990, se suele fijar como el nacimiento de la web, Tim Berners-Lee publicó su primer sitio web y realizó la primera conexión desde un navegador, mientras trabajaba en el CERN, el Laboratorio Europeo de Investigación en Física de Partículas. Pero antes de ello, tuvieron que ocurrir algunas cosas más, que te voy a contar a continuación en este vídeo.</text:p>
      <text:p text:style-name="Text_20_body">Tim Berners-Lee, el padre de la web y al CERN. El CERN es el laboratorio, en el que hace poco se detectaron unas partículas, los neutrinos, que parecía que se movían más rápidos que la luz. Violando así los principios básicos de la física actual, pero que al final, se descubrió que todo había sido un error debido a un cable mal conectado.</text:p>
      <text:p text:style-name="Text_20_body">Y, ¿por qué nació la web en el CERN? Se podría pensar que fue una casualidad, pero, no es así. En el CERN trabajaban y siguen trabajando miles de científicos provenientes de todo el mundo. Estos científicos generaban miles de informes documentos, diseños y resultados que estaban distribuidos por todo el mundo.</text:p>
      <text:p text:style-name="Text_20_body">Desgraciadamente, todos estos científicos tenían un grave problema para compartir toda la información que generaban, ya que se encontraba distribuida en miles de ordenadores de los que hacía falta conocer su dirección IP, su protocolo de comunicación, el nombre de usuario contraseña y la aplicación cliente específica, para realizar la conexión.</text:p>
      <text:p text:style-name="Text_20_body">Y aquí es donde aparece Tim Berners-Lee que trabajaba en el CERN como ingeniero de software.</text:p>
      <text:p text:style-name="Text_20_body">En 1980, Tim Berners-Lee ya soñaba con un sistema de Hipertexto, que acabaría siendo la actual web y desarrolló un sistema denominado Enquire, un sistema de Hipertexto para almacenar información. Aquí tenemos unas imágenes del manual original de octubre de 1980. Desgraciadamente, el sistema era un poco complejo de usar y su uso no prosperó.</text:p>
      <text:p text:style-name="Text_20_body">Tim Berners-Lee siguió trabajando en la idea de desarrollar un sistema de Hipertexto fácil de usar y en marzo de 1989, escribió su propuesta "Information Management: A proposal". En el resumen, podemos leer el objetivo de su propuesta. Esta propuesta se refiere a la gestión de la información general sobre aceleradores y experimentos en el CERN, se analizan los problemas de pérdida de información sobre los sistemas de evolución compleja y elabora una solución basada en un sistema de Hipertexto distribuido.</text:p>
      <text:p text:style-name="Text_20_body">Sorprende lo que escribió Mike Sendall, el jefe de Tim Berners-Lee después de leer esta propuesta:</text:p>
      <text:list xml:id="list3892175950" text:style-name="L1">
        <text:list-item>
          <text:p text:style-name="P3">Vague, but exciting (Impreciso, pero interesante). </text:p>
        </text:list-item>
      </text:list>
      <text:p text:style-name="Text_20_body">Tim Berners-Lee inicialmente no le puso el nombre a su propuesta, pero al poco tiempo le llamó Mesh, que en castellano significa malla. Después, en 1990, cuando comenzó a programar el sistema, le cambió el nombre primero a WorldWideWeb (todo junto) y finalmente el actual World Wide Web.</text:p>
      <text:p text:style-name="Text_20_body"><text:soft-page-break/>Recordemos que el objetivo que se buscaba era que los miles de científicos que trabajaban en el CERN, pudieran compartir toda la información que generaban, para ello Tim Berners-Lee tuvo que crear un formato para escribir los documentos, el lenguaje de marcado HTML. Desarrollar un método para representar los enlaces entre los documentos, el Localizador de Recursos Uniforme o URL, así como definir un protocolo de red para transmitir los documentos de un ordenador a otro, el protocolo HTTP.</text:p>
      <text:p text:style-name="Text_20_body">En noviembre de 1990, que se suele fijar como el nacimiento de la web, Tim Berners-Lee publicó su primer sitio web y realizó la primera conexión desde un navegador mientras trabajaba en el CER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3T11:05:10.834055021</meta:creation-date>
    <dc:date>2020-05-13T14:19:13.037505039</dc:date>
    <meta:editing-duration>PT2H33M21S</meta:editing-duration>
    <meta:editing-cycles>1</meta:editing-cycles>
    <meta:generator>LibreOffice/6.4.2.2$Linux_X86_64 LibreOffice_project/40$Build-2</meta:generator>
    <meta:document-statistic meta:table-count="0" meta:image-count="0" meta:object-count="0" meta:page-count="4" meta:paragraph-count="31" meta:word-count="1842" meta:character-count="10896" meta:non-whitespace-character-count="9082"/>
  </office:meta>
</office:document-meta>
</file>